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1135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13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valifikasjon(<text:span text:style-name="T2">kvalifikasjon_id</text:span>, beskrivelse)</text:p>
      <text:p text:style-name="P1">kandidat(<text:span text:style-name="T2">kandidat_id</text:span>, fornavn, etternavn, telefon, epost)</text:p>
      <text:p text:style-name="P1">oppdrag(<text:span text:style-name="T2">oppdrag_id</text:span>, startdato, sluttdato, ant_timer, orgnummer*, kandidat_id*, kvalifikasjon_id*)</text:p>
      <text:p text:style-name="P1">sluttatest_mal(<text:span text:style-name="T2">mal_id</text:span>, beskrivelse)</text:p>
      <text:p text:style-name="P1">bedrift(<text:span text:style-name="T2">orgnummer</text:span>, navn, telefon, epost)</text:p>
      <text:p text:style-name="P1">kandidat_kvalifikasjon(<text:span text:style-name="T2">kandidat_</text:span><text:span text:style-name="T3">id*</text:span><text:span text:style-name="T1">, </text:span><text:span text:style-name="T3">kvalifikasjon_id*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5T19:40:44.475261108</dc:date>
    <meta:editing-duration>PT1M49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6" meta:word-count="22" meta:character-count="328" meta:non-whitespace-character-count="312"/>
  </office:meta>
</office:document-meta>
</file>